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MCU Pi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V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V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V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2C1_SDA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1_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1_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UART1_RX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UART1_TX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X2_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2_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PI1_MOSI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1_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1_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I1_SCK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I1_NC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2_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2_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2_MIS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PI2_MO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I2_MIS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I2_NC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I2_S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I2_NC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2_SC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2C2_SD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2_S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DC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C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_X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_X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C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C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_Y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_Y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C4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C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_X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_X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C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C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V_Y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_Y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C8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C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_V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_DRV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PIO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GPIO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PIO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served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GPIO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G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VM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6">00/00/0000</text:date>, <text:time style:data-style-name="N2" text:time-value="22:48:51.2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2-22T22:18:47.225000000</meta:creation-date>
    <dc:date>2023-12-26T22:57:16.799000000</dc:date>
    <meta:editing-duration>PT23M42S</meta:editing-duration>
    <meta:editing-cycles>4</meta:editing-cycles>
    <meta:generator>LibreOffice/6.4.6.2$Windows_X86_64 LibreOffice_project/0ce51a4fd21bff07a5c061082cc82c5ed232f115</meta:generator>
    <meta:document-statistic meta:table-count="1" meta:cell-count="198" meta:object-count="0"/>
  </office:meta>
</office:document-meta>
</file>